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8" calcext:value-type="float">
            <text:p>1218</text:p>
          </table:table-cell>
          <table:table-cell table:style-name="ce7" table:formula="of:=COUNTIF([.B7:.B1000000];&quot;X&quot;)" office:value-type="float" office:value="1048" calcext:value-type="float">
            <text:p>1048</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8" calcext:value-type="float">
            <text:p>12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2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5:56:06.0349458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3T15:56:26.850944625</dc:date>
    <meta:editing-duration>P1DT8H53M20S</meta:editing-duration>
    <meta:editing-cycles>1210</meta:editing-cycles>
    <meta:document-statistic meta:table-count="1" meta:cell-count="7351" meta:object-count="0"/>
  </office:meta>
</office:document-meta>
</file>